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7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>
          <table:table-cell table:style-name="ce3" office:value-type="date" office:date-value="2014-08-23">
            <text:p>23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1">
          <table:table-cell/>
          <table:table-cell office:value-type="string">
            <text:p>15:00-17:00</text:p>
          </table:table-cell>
          <table:table-cell office:value-type="float" office:value="2">
            <text:p>2</text:p>
          </table:table-cell>
          <table:table-cell office:value-type="string">
            <text:p>(2) Initial research and readup on DMA</text:p>
          </table:table-cell>
        </table:table-row>
        <table:table-row table:style-name="ro2">
          <table:table-cell table:style-name="ce3" office:value-type="date" office:date-value="2014-08-24">
            <text:p>24.08.2014</text:p>
          </table:table-cell>
          <table:table-cell office:value-type="string">
            <text:p>14:30-17:30</text:p>
          </table:table-cell>
          <table:table-cell office:value-type="float" office:value="3">
            <text:p>3</text:p>
          </table:table-cell>
          <table:table-cell office:value-type="string">
            <text:p>(3) Browsing internet for information and research that gives any ideas or insight into DMA</text:p>
          </table:table-cell>
        </table:table-row>
        <table:table-row table:style-name="ro1" table:number-rows-repeated="3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26.08.2014</text:date>, <text:time>17:35:2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8-26T17:35:25</dc:date>
    <meta:editing-duration>PT10M57S</meta:editing-duration>
    <meta:editing-cycles>7</meta:editing-cycles>
    <meta:generator>OpenOffice/4.1.0$Unix OpenOffice.org_project/410m18$Build-9764</meta:generator>
    <meta:document-statistic meta:table-count="3" meta:cell-count="19" meta:object-count="0"/>
  </office:meta>
</office:document-meta>
</file>